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3E800000300FDD8E9D9.png" manifest:media-type=""/>
  <manifest:file-entry manifest:full-path="Pictures/10000000000000DB000000D7353EC531.png" manifest:media-type=""/>
  <manifest:file-entry manifest:full-path="Pictures/10000000000003E8000003006EFA2FEE.png" manifest:media-type=""/>
  <manifest:file-entry manifest:full-path="Pictures/10000000000003E8000003005F1DF5CD.png" manifest:media-type=""/>
  <manifest:file-entry manifest:full-path="Pictures/10000000000003E800000300F15D73A7.png" manifest:media-type=""/>
  <manifest:file-entry manifest:full-path="Pictures/10000000000003E800000300BFDC6FD5.png" manifest:media-type=""/>
  <manifest:file-entry manifest:full-path="Pictures/10000000000003E800000300244B3DCE.png" manifest:media-type=""/>
  <manifest:file-entry manifest:full-path="Pictures/10000000000003E8000003007BF15ED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59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KKA</text:p>
          </draw:text-box>
        </draw:frame>
        <draw:frame presentation:style-name="pr2" draw:layer="layout" svg:width="24.639cm" svg:height="5.5cm" svg:x="1.4cm" svg:y="4.914cm" presentation:class="subtitle" presentation:user-transformed="true">
          <draw:text-box>
            <text:p>A multi-processing library based on the Actor model for Java and Scala</text:p>
          </draw:text-box>
        </draw:frame>
        <draw:frame draw:style-name="gr1" draw:layer="layout" svg:width="7.62cm" svg:height="1.673cm" svg:x="10.414cm" svg:y="11.684cm">
          <draw:text-box>
            <text:p text:style-name="P1">Jon Burgin</text:p>
            <text:p text:style-name="P1">Rackspace Hosting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8cm" svg:height="21cm" svg:x="0cm" svg:y="0cm" presentation:class="graphic" presentation:user-transformed="true">
          <draw:image xlink:href="Pictures/10000000000003E8000003007BF15ED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8cm" svg:height="21cm" svg:x="0cm" svg:y="0cm" presentation:class="graphic" presentation:user-transformed="true">
          <draw:image xlink:href="Pictures/10000000000003E800000300BFDC6FD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7.178cm" svg:height="20.492cm" svg:x="0.508cm" svg:y="0.508cm" presentation:class="graphic" presentation:user-transformed="true">
          <draw:image xlink:href="Pictures/10000000000003E800000300F15D73A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8cm" svg:height="21cm" svg:x="0cm" svg:y="0cm" presentation:class="graphic" presentation:user-transformed="true">
          <draw:image xlink:href="Pictures/10000000000003E8000003005F1DF5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8cm" svg:height="21cm" svg:x="0cm" svg:y="0cm" presentation:class="graphic" presentation:user-transformed="true">
          <draw:image xlink:href="Pictures/10000000000003E800000300244B3D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8cm" svg:height="21cm" svg:x="0cm" svg:y="0cm" presentation:class="graphic" presentation:user-transformed="true">
          <draw:image xlink:href="Pictures/10000000000003E8000003006EFA2FE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20.446cm" svg:height="21cm" svg:x="0cm" svg:y="0cm" presentation:class="graphic" presentation:user-transformed="true">
          <draw:image xlink:href="Pictures/10000000000003E800000300FDD8E9D9.png" xlink:type="simple" xlink:show="embed" xlink:actuate="onLoad">
            <text:p/>
          </draw:image>
        </draw:frame>
        <draw:custom-shape draw:style-name="gr5" draw:text-style-name="P1" xml:id="id2" draw:id="id2" draw:layer="layout" svg:width="2.032cm" svg:height="1.016cm" svg:x="8.89cm" svg:y="9.6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" xml:id="id3" draw:id="id3" draw:layer="layout" svg:width="5.842cm" svg:height="5.842cm" svg:x="21.336cm" svg:y="0.762cm">
          <draw:image xlink:href="Pictures/10000000000000DB000000D7353EC531.png" xlink:type="simple" xlink:show="embed" xlink:actuate="onLoad">
            <text:p/>
          </draw:image>
        </draw:frame>
        <draw:frame draw:style-name="gr6" draw:text-style-name="P1" xml:id="id5" draw:id="id5" draw:layer="layout" svg:width="5.842cm" svg:height="5.842cm" svg:x="21.336cm" svg:y="13.462cm">
          <draw:image xlink:href="Pictures/10000000000000DB000000D7353EC531.png" xlink:type="simple" xlink:show="embed" xlink:actuate="onLoad">
            <text:p/>
          </draw:image>
        </draw:frame>
        <draw:frame draw:style-name="gr6" draw:text-style-name="P1" xml:id="id4" draw:id="id4" draw:layer="layout" svg:width="5.842cm" svg:height="5.842cm" svg:x="21.336cm" svg:y="7.366cm">
          <draw:image xlink:href="Pictures/10000000000000DB000000D7353EC531.png" xlink:type="simple" xlink:show="embed" xlink:actuate="onLoad">
            <text:p/>
          </draw:image>
        </draw:frame>
        <draw:custom-shape draw:style-name="gr7" draw:text-style-name="P1" xml:id="id6" draw:id="id6" draw:layer="layout" svg:width="3.302cm" svg:height="2.794cm" svg:x="18.288cm" svg:y="3.048cm">
          <text:p text:style-name="P1">Pizza</text:p>
          <text:p text:style-name="P1">Reques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xml:id="id7" draw:id="id7" draw:layer="layout" svg:width="3.302cm" svg:height="2.794cm" svg:x="18.796cm" svg:y="9.906cm">
          <text:p text:style-name="P1">Pizza</text:p>
          <text:p text:style-name="P1">Reques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xml:id="id8" draw:id="id8" draw:layer="layout" svg:width="3.302cm" svg:height="2.794cm" svg:x="18.542cm" svg:y="14.732cm">
          <text:p text:style-name="P1">Pizza</text:p>
          <text:p text:style-name="P1">Reques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xml:id="id9" draw:id="id9" draw:layer="layout" svg:width="2.794cm" svg:height="3.048cm" svg:x="19.05cm" svg:y="9.906cm">
          <text:p text:style-name="P1">Pizza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xml:id="id11" draw:id="id11" draw:layer="layout" svg:width="2.794cm" svg:height="3.048cm" svg:x="19.05cm" svg:y="14.732cm">
          <text:p text:style-name="P1">Pizza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xml:id="id10" draw:id="id10" draw:layer="layout" svg:width="2.794cm" svg:height="3.048cm" svg:x="18.796cm" svg:y="3.048cm">
          <text:p text:style-name="P1">Pizza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xml:id="id1" draw:id="id1" draw:layer="layout" svg:width="5.334cm" svg:height="5.588cm" svg:x="11.43cm" svg:y="14.478cm">
          <text:p text:style-name="P1">Dinner</text:p>
          <text:p text:style-name="P1">Request</text:p>
          <text:p text:style-name="P1">Message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xml:id="id12" draw:id="id12" draw:layer="layout" svg:width="6.35cm" svg:height="6.35cm" svg:x="12.192cm" svg:y="13.97cm">
          <text:p text:style-name="P1">Dinner</text:p>
          <text:p text:style-name="P1">Result</text:p>
          <text:p text:style-name="P1">Message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peek-out" presentation:preset-sub-type="from-bottom">
                  <anim:transitionFilter smil:dur="0.5s" smil:targetElement="id1" smil:type="slideWipe" smil:subtype="fromBottom" smil:mode="out"/>
                  <anim:set smil:begin="0.499s" smil:dur="0.001s" smil:fill="hold" smil:targetElement="id1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002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1.003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Left"/>
                </anim:par>
              </anim:par>
              <anim:par smil:begin="0.5s">
                <anim:par smil:begin="1s" smil:fill="hold" presentation:preset-property="Direction" presentation:node-type="after-previous" presentation:preset-class="exit" presentation:preset-id="ooo-exit-peek-out" presentation:preset-sub-type="from-left">
                  <anim:transitionFilter smil:dur="0.5s" smil:targetElement="id6" smil:type="slideWipe" smil:subtype="fromLeft" smil:mode="out"/>
                  <anim:set smil:begin="0.499s" smil:dur="0.001s" smil:fill="hold" smil:targetElement="id6" smil:attributeName="visibility" smil:to="hidden"/>
                </anim:par>
              </anim:par>
              <anim:par smil:begin="2s">
                <anim:par smil:begin="1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Left"/>
                </anim:par>
              </anim:par>
              <anim:par smil:begin="3.5s">
                <anim:par smil:begin="1s" smil:fill="hold" presentation:preset-property="Direction" presentation:node-type="after-previous" presentation:preset-class="exit" presentation:preset-id="ooo-exit-peek-out" presentation:preset-sub-type="from-left">
                  <anim:transitionFilter smil:dur="0.5s" smil:targetElement="id7" smil:type="slideWipe" smil:subtype="fromLeft" smil:mode="out"/>
                  <anim:set smil:begin="0.499s" smil:dur="0.001s" smil:fill="hold" smil:targetElement="id7" smil:attributeName="visibility" smil:to="hidden"/>
                </anim:par>
              </anim:par>
              <anim:par smil:begin="5s">
                <anim:par smil:begin="1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slideWipe" smil:subtype="fromLeft"/>
                </anim:par>
              </anim:par>
              <anim:par smil:begin="6.5s">
                <anim:par smil:begin="1s" smil:fill="hold" presentation:preset-property="Direction" presentation:node-type="after-previous" presentation:preset-class="exit" presentation:preset-id="ooo-exit-peek-out" presentation:preset-sub-type="from-left">
                  <anim:transitionFilter smil:dur="0.5s" smil:targetElement="id8" smil:type="slideWipe" smil:subtype="fromLeft" smil:mode="out"/>
                  <anim:set smil:begin="0.499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Right"/>
                </anim:par>
              </anim:par>
              <anim:par smil:begin="0.5s">
                <anim:par smil:begin="1s" smil:fill="hold" presentation:preset-property="Direction" presentation:node-type="after-previous" presentation:preset-class="exit" presentation:preset-id="ooo-exit-peek-out" presentation:preset-sub-type="from-right">
                  <anim:transitionFilter smil:dur="0.5s" smil:targetElement="id9" smil:type="slideWipe" smil:subtype="fromRight" smil:mode="out"/>
                  <anim:set smil:begin="0.499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4" smil:attributeName="width" smil:values="width;0" smil:keyTimes="0;1"/>
                  <anim:animate smil:dur="0.5s" smil:targetElement="id4" smil:attributeName="height" smil:values="height;0" smil:keyTimes="0;1"/>
                  <anim:transitionFilter smil:dur="0.5s" smil:targetElement="id4" smil:type="fade" smil:subtype="crossfade" smil:mode="out"/>
                  <anim:set smil:begin="0.499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10" smil:attributeName="visibility" smil:to="visible"/>
                  <anim:transitionFilter smil:dur="0.5s" smil:targetElement="id10" smil:type="slideWipe" smil:subtype="fromRight"/>
                </anim:par>
              </anim:par>
              <anim:par smil:begin="0.5s">
                <anim:par smil:begin="1s" smil:fill="hold" presentation:preset-property="Direction" presentation:node-type="after-previous" presentation:preset-class="exit" presentation:preset-id="ooo-exit-peek-out" presentation:preset-sub-type="from-right">
                  <anim:transitionFilter smil:dur="0.5s" smil:targetElement="id10" smil:type="slideWipe" smil:subtype="fromRight" smil:mode="out"/>
                  <anim:set smil:begin="0.499s" smil:dur="0.001s" smil:fill="hold" smil:targetElement="id10" smil:attributeName="visibility" smil:to="hidden"/>
                </anim:par>
              </anim:par>
              <anim:par smil:begin="2s">
                <anim:par smil:begin="1s" smil:fill="hold" presentation:node-type="after-previous" presentation:preset-class="exit" presentation:preset-id="ooo-exit-fade-out-and-zoom">
                  <anim:animate smil:dur="0.5s" smil:targetElement="id3" smil:attributeName="width" smil:values="width;0" smil:keyTimes="0;1"/>
                  <anim:animate smil:dur="0.5s" smil:targetElement="id3" smil:attributeName="height" smil:values="height;0" smil:keyTimes="0;1"/>
                  <anim:transitionFilter smil:dur="0.5s" smil:targetElement="id3" smil:type="fade" smil:subtype="crossfade" smil:mode="out"/>
                  <anim:set smil:begin="0.499s" smil:dur="0.001s" smil:fill="hold" smil:targetElement="id3" smil:attributeName="visibility" smil:to="hidden"/>
                </anim:par>
              </anim:par>
              <anim:par smil:begin="3.5s">
                <anim:par smil:begin="1s" smil:fill="hold" presentation:preset-property="Direction" presentation:node-type="after-previous" presentation:preset-class="entrance" presentation:preset-id="ooo-entrance-peek-in" presentation:preset-sub-type="from-right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Right"/>
                </anim:par>
              </anim:par>
              <anim:par smil:begin="5s">
                <anim:par smil:begin="1s" smil:fill="hold" presentation:preset-property="Direction" presentation:node-type="after-previous" presentation:preset-class="exit" presentation:preset-id="ooo-exit-peek-out" presentation:preset-sub-type="from-right">
                  <anim:transitionFilter smil:dur="0.5s" smil:targetElement="id11" smil:type="slideWipe" smil:subtype="fromRight" smil:mode="out"/>
                  <anim:set smil:begin="0.499s" smil:dur="0.001s" smil:fill="hold" smil:targetElement="id11" smil:attributeName="visibility" smil:to="hidden"/>
                </anim:par>
              </anim:par>
              <anim:par smil:begin="6.5s">
                <anim:par smil:begin="1s" smil:fill="hold" presentation:node-type="after-previous" presentation:preset-class="exit" presentation:preset-id="ooo-exit-fade-out-and-zoom">
                  <anim:animate smil:dur="0.5s" smil:targetElement="id5" smil:attributeName="width" smil:values="width;0" smil:keyTimes="0;1"/>
                  <anim:animate smil:dur="0.5s" smil:targetElement="id5" smil:attributeName="height" smil:values="height;0" smil:keyTimes="0;1"/>
                  <anim:transitionFilter smil:dur="0.5s" smil:targetElement="id5" smil:type="fade" smil:subtype="crossfade" smil:mode="out"/>
                  <anim:set smil:begin="0.499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2" smil:attributeName="visibility" smil:to="visible"/>
                  <anim:transitionFilter smil:dur="0.5s" smil:targetElement="id12" smil:type="slideWipe" smil:subtype="fromTop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k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git://github.com/jonburgin/JavaAkkaDemo.git</text:p>
              </text:list-item>
              <text:list-item>
                <text:p><text:a xlink:href="http://akka.io/">http://akka.io</text:a></text:p>
              </text:list-item>
              <text:list-item>
                <text:p>Jon.burgin@{gmail.com,rackspace.com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 Burgin</meta:initial-creator>
    <meta:creation-date>2012-11-06T08:01:07</meta:creation-date>
    <dc:date>2012-11-06T16:40:47</dc:date>
    <dc:creator>Jon Burgin</dc:creator>
    <meta:editing-duration>PT1H16M58S</meta:editing-duration>
    <meta:editing-cycles>4</meta:editing-cycles>
    <meta:generator>LibreOffice/3.6$Linux_x86 LibreOffice_project/360m1$Build-2</meta:generator>
    <meta:document-statistic meta:object-count="63"/>
  </office:meta>
</office:document-meta>
</file>